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7" table:style-name="ta1">
        <table:shapes>
          <draw:frame draw:z-index="0" draw:style-name="gr1" draw:text-style-name="P1" svg:width="644.31pt" svg:height="490.34pt" svg:x="31.15pt" svg:y="2.83pt">
            <loext:p draw:notify-on-update-of-ranges="test7.F1:test7.F120 test7.G1:test7.G120 test7.H1:test7.H120 test7.I1:test7.I120 test7.J1:test7.J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4" office:value-type="float" office:value="274" calcext:value-type="float">
            <text:p>27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399" calcext:value-type="float">
            <text:p>399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09" calcext:value-type="float">
            <text:p>409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89" calcext:value-type="float">
            <text:p>389</text:p>
          </table:table-cell>
          <table:table-cell office:value-type="float" office:value="419" calcext:value-type="float">
            <text:p>419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22" calcext:value-type="float">
            <text:p>422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96" calcext:value-type="float">
            <text:p>396</text:p>
          </table:table-cell>
          <table:table-cell office:value-type="float" office:value="372" calcext:value-type="float">
            <text:p>372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.43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49" calcext:value-type="float">
            <text:p>1.49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6.384627918345" calcext:value-type="float">
            <text:p>116.3846279183</text:p>
          </table:table-cell>
          <table:table-cell office:value-type="string" calcext:value-type="string">
            <text:p>k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16.384627918345" calcext:value-type="float">
            <text:p>116.3846279183</text:p>
          </table:table-cell>
          <table:table-cell office:value-type="string" calcext:value-type="string">
            <text:p>kd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05" calcext:value-type="float">
            <text:p>105</text:p>
          </table:table-cell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451" calcext:value-type="float">
            <text:p>451</text:p>
          </table:table-cell>
          <table:table-cell office:value-type="float" office:value="431" calcext:value-type="float">
            <text:p>4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73" calcext:value-type="float">
            <text:p>173</text:p>
          </table:table-cell>
          <table:table-cell office:value-type="float" office:value="409" calcext:value-type="float">
            <text:p>40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57" calcext:value-type="float">
            <text:p>157</text:p>
          </table:table-cell>
          <table:table-cell office:value-type="float" office:value="376" calcext:value-type="float">
            <text:p>376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179" calcext:value-type="float">
            <text:p>17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16" calcext:value-type="float">
            <text:p>216</text:p>
          </table:table-cell>
          <table:table-cell office:value-type="float" office:value="365" calcext:value-type="float">
            <text:p>365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62" calcext:value-type="float">
            <text:p>262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91" calcext:value-type="float">
            <text:p>191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05" calcext:value-type="float">
            <text:p>205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03" calcext:value-type="float">
            <text:p>203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203" calcext:value-type="float">
            <text:p>203</text:p>
          </table:table-cell>
          <table:table-cell office:value-type="float" office:value="230" calcext:value-type="float">
            <text:p>23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2:48:29.542568869</dc:date>
    <meta:editing-duration>PT3M43S</meta:editing-duration>
    <meta:editing-cycles>1</meta:editing-cycles>
    <meta:document-statistic meta:table-count="1" meta:cell-count="12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31cm" svg:height="17.299cm" xlink:href=".." xlink:type="simple" chart:class="chart:line" chart:style-name="ch1">
        <chart:legend chart:legend-position="end" svg:x="19.852cm" svg:y="7.354cm" style:legend-expansion="high" chart:style-name="ch2"/>
        <chart:plot-area chart:style-name="ch3" table:cell-range-address="test7.F1:test7.J120" svg:x="0.454cm" svg:y="0.345cm" svg:width="18.944cm" svg:height="16.609cm">
          <chartooo:coordinate-region svg:x="1.261cm" svg:y="0.466cm" svg:width="18.137cm" svg:height="15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.F1:test7.F120" chart:class="chart:line">
            <chart:data-point chart:repeated="120"/>
          </chart:series>
          <chart:series chart:style-name="ch7" chart:values-cell-range-address="test7.G1:test7.G120" chart:class="chart:line">
            <chart:data-point chart:repeated="120"/>
          </chart:series>
          <chart:series chart:style-name="ch8" chart:values-cell-range-address="test7.H1:test7.H120" chart:class="chart:line">
            <chart:data-point chart:repeated="120"/>
          </chart:series>
          <chart:series chart:style-name="ch9" chart:values-cell-range-address="test7.I1:test7.I120" chart:class="chart:line">
            <chart:data-point chart:repeated="120"/>
          </chart:series>
          <chart:series chart:style-name="ch10" chart:values-cell-range-address="test7.J1:test7.J120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7.F1:test7.F120</svg:desc>
                </draw:g>
              </table:table-cell>
              <table:table-cell office:value-type="float" office:value="26">
                <text:p>26</text:p>
                <draw:g>
                  <svg:desc>test7.G1:test7.G120</svg:desc>
                </draw:g>
              </table:table-cell>
              <table:table-cell office:value-type="float" office:value="0">
                <text:p>0</text:p>
                <draw:g>
                  <svg:desc>test7.H1:test7.H120</svg:desc>
                </draw:g>
              </table:table-cell>
              <table:table-cell office:value-type="float" office:value="0">
                <text:p>0</text:p>
                <draw:g>
                  <svg:desc>test7.I1:test7.I120</svg:desc>
                </draw:g>
              </table:table-cell>
              <table:table-cell office:value-type="float" office:value="58.1923139591723">
                <text:p>58.1923139591723</text:p>
                <draw:g>
                  <svg:desc>test7.J1:test7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9">
                <text:p>179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